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paragraph-rsid="00152f54"/>
    </style:style>
    <style:style style:name="P2" style:family="paragraph" style:parent-style-name="Standard">
      <style:paragraph-properties fo:text-align="justify" style:justify-single-word="false"/>
      <style:text-properties fo:language="en" fo:country="US" officeooo:paragraph-rsid="00182037"/>
    </style:style>
    <style:style style:name="P3" style:family="paragraph" style:parent-style-name="Standard">
      <style:paragraph-properties fo:text-align="justify" style:justify-single-word="false"/>
      <style:text-properties fo:language="en" fo:country="US" officeooo:paragraph-rsid="001a0b52"/>
    </style:style>
    <style:style style:name="P4" style:family="paragraph" style:parent-style-name="Standard">
      <style:paragraph-properties fo:text-align="justify" style:justify-single-word="false"/>
      <style:text-properties fo:language="en" fo:country="US" officeooo:paragraph-rsid="001c0979"/>
    </style:style>
    <style:style style:name="P5" style:family="paragraph" style:parent-style-name="Standard">
      <style:paragraph-properties fo:text-align="justify" style:justify-single-word="false"/>
      <style:text-properties fo:language="en" fo:country="US" officeooo:paragraph-rsid="001e0a5d"/>
    </style:style>
    <style:style style:name="P6" style:family="paragraph" style:parent-style-name="Standard">
      <style:text-properties fo:language="en" fo:country="US" officeooo:paragraph-rsid="00152f54"/>
    </style:style>
    <style:style style:name="P7" style:family="paragraph" style:parent-style-name="Standard">
      <style:paragraph-properties fo:margin-top="0cm" fo:margin-bottom="0.353cm" style:contextual-spacing="false" fo:text-align="justify" style:justify-single-word="false"/>
      <style:text-properties fo:language="en" fo:country="US" officeooo:paragraph-rsid="00173226"/>
    </style:style>
    <style:style style:name="P8" style:family="paragraph" style:parent-style-name="Standard">
      <style:paragraph-properties fo:margin-top="0cm" fo:margin-bottom="0.353cm" style:contextual-spacing="false" fo:text-align="justify" style:justify-single-word="false"/>
      <style:text-properties fo:language="en" fo:country="US" officeooo:paragraph-rsid="001c0979"/>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16c8cc"/>
    </style:style>
    <style:style style:name="P11" style:family="paragraph" style:parent-style-name="Heading_20_2">
      <style:text-properties fo:language="en" fo:country="US"/>
    </style:style>
    <style:style style:name="P12" style:family="paragraph" style:parent-style-name="Heading_20_2">
      <style:text-properties fo:language="en" fo:country="US" officeooo:paragraph-rsid="00152f54"/>
    </style:style>
    <style:style style:name="P13" style:family="paragraph" style:parent-style-name="Heading_20_3">
      <style:text-properties fo:language="en" fo:country="US"/>
    </style:style>
    <style:style style:name="P14" style:family="paragraph" style:parent-style-name="Heading_20_1" style:master-page-name="Standard">
      <style:paragraph-properties style:page-number="auto"/>
      <style:text-properties fo:language="en" fo:country="US"/>
    </style:style>
    <style:style style:name="T1" style:family="text">
      <style:text-properties fo:font-style="italic" style:font-style-asian="italic"/>
    </style:style>
    <style:style style:name="T2" style:family="text">
      <style:text-properties fo:font-style="italic" officeooo:rsid="00152f54" style:font-style-asian="italic"/>
    </style:style>
    <style:style style:name="T3" style:family="text">
      <style:text-properties officeooo:rsid="00152f54"/>
    </style:style>
    <style:style style:name="T4" style:family="text">
      <style:text-properties fo:text-transform="uppercase" officeooo:rsid="00152f54"/>
    </style:style>
    <style:style style:name="T5" style:family="text">
      <style:text-properties officeooo:rsid="0016c8cc"/>
    </style:style>
    <style:style style:name="T6" style:family="text">
      <style:text-properties officeooo:rsid="00173226"/>
    </style:style>
    <style:style style:name="T7" style:family="text">
      <style:text-properties officeooo:rsid="00182037"/>
    </style:style>
    <style:style style:name="T8" style:family="text">
      <style:text-properties officeooo:rsid="001a0b52"/>
    </style:style>
    <style:style style:name="T9" style:family="text">
      <style:text-properties officeooo:rsid="001c0979"/>
    </style:style>
    <style:style style:name="T10" style:family="text">
      <style:text-properties officeooo:rsid="001c0979"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No rules for Macoma? On the long-term temporal and spatial variation of the Baltic tellins populations at the Kandalaksha Bay of the White Sea.</text:h>
      <text:p text:style-name="P6">Nazarova S.A., Aristov D.A., Poloskin A.V., <text:s/>Khaitov, V.M., Naumov A.D.</text:p>
      <text:p text:style-name="P6"/>
      <text:h text:style-name="Heading_20_2" text:outline-level="2"><text:span text:style-name="T8">Abstract</text:span></text:h>
      <text:p text:style-name="P3"><text:span text:style-name="T3">Data were obtained from long-term surveys conducted by the authors under various monitoring programs in the Kandalaksha State Natural Reserve, the Saint-Petersburg State University (the Hydrobiology and Ichthyology department) and the White Sea Biological Station (Zoological Institute, RAS). <text:s/>Those surveys were carried out within 10 locations in Kandalaksha Bay, varying in distances between them from one to 100 km. The surveys varied from 5 to 27 years in duration. All locations show different patterns of dynamics except one common peak of density in the 1998—1999. Linear trends were revealed in dynamics in 4 of 10 traced populations. Significant signal of second order negative feedback was obtained from PCRF analysis in one </text:span><text:span text:style-name="T2">M. balthica</text:span><text:span text:style-name="T3"> population only with dense population of predatory snail. In some cases hardly explained negative feedbacks with longer lags (6-9 years) were revealed. No correlations between patterns of dynamics in traced populations and geographical distances between locations were obtained. </text:span></text:p>
      <text:p text:style-name="P3"><text:span text:style-name="T3"/></text:p>
      <text:h text:style-name="Heading_20_2" text:outline-level="2"><text:span text:style-name="T8">Introduction</text:span></text:h>
      <text:p text:style-name="P1"><text:span text:style-name="T1">Macoma balthica</text:span> (Linnaeus, 1758) was extensively studied for population dynamics (Bouma, 2001; Beukema, Dekker, Jansen, 2009) and spatial distribution (Cranford, Peer, Gordon, 1985; Ysebaert, Herman, 2002). However, at the White Sea a little was known about <text:span text:style-name="T1">M. balthica</text:span> population dynamics in different spatial scales so far. We examined several <text:span text:style-name="T1">M. balthica</text:span> populations to check whether the structure and patterns of dynamics are similar at the different spatial scales.</text:p>
      <text:p text:style-name="P1"/>
      <text:h text:style-name="P12" text:outline-level="2"><text:span text:style-name="T3">Material and methods</text:span></text:h>
      <text:p text:style-name="P1"><text:span text:style-name="T3">Data were obtained from long-term surveys conducted by the authors under various monitoring programs in the Kandalaksha State Natural Reserve, the Saint-Petersburg State University (the Hydrobiology and Ichthyology department) and the White Sea Biological Station (Zoological Institute, RAS). <text:s/></text:span></text:p>
      <text:p text:style-name="P1"><text:span text:style-name="T3">Those surveys were carried out within 10 </text:span><text:span text:style-name="T9">sites</text:span><text:span text:style-name="T3"> in Kandalaksha Bay, varying in distances between them from one to 100 km </text:span><text:span text:style-name="T9">(picture </text:span><text:span text:style-name="T10">*** карта залива</text:span><text:span text:style-name="T9">)</text:span><text:span text:style-name="T3">. The surveys varied from 5 to 27 years in duration </text:span><text:span text:style-name="T9">(table </text:span><text:span text:style-name="T10">*** данные про мониторинги</text:span><text:span text:style-name="T9">)</text:span><text:span text:style-name="T3">. </text:span></text:p>
      <text:p text:style-name="P5"><text:span text:style-name="T3">Cores were sampled annually in July or first decade of August and sieved, using 0.5 mm/1 mm mesh-size sieves. </text:span><text:span text:style-name="T4">A</text:span><text:span text:style-name="T3">ll </text:span><text:span text:style-name="T2">M. balthica</text:span><text:span text:style-name="T3"> specimens from 8 of 10 localities were counted and measured using micrometer eyepiece scale. General inter-annual population density dynamics from all locations were obtained.</text:span></text:p>
      <text:p text:style-name="P5"><text:span text:style-name="T9">For reconstructing abundance of one-year mollusks in 2013 year as three sites we measure length of shell annual growth marks for all individuals with shell-length less then 3 mm (Maximovich, Gerasimova, 1991). We count size range for one-year mollusks and reconstruct them abundance dynamic with information about size structure.</text:span></text:p>
      <text:p text:style-name="P4"><text:span text:style-name="T3">To verify if there are linear trends and synchrony of dynamics of traced populations we used Mantel test (Zar, 2010). We used partial rate correlation function (PCRF) (see Berryman, Turchin, 2001 for details) to determine density dependent processes regulating dynamics in traced populations. </text:span></text:p>
      <text:p text:style-name="P4"><text:span text:style-name="T9"/></text:p>
      <text:p text:style-name="P1"><text:span text:style-name="T3"/></text:p>
      <text:h text:style-name="P11" text:outline-level="2"><text:soft-page-break/><text:span text:style-name="T3">Results</text:span></text:h>
      <text:h text:style-name="P13" text:outline-level="3"><text:span text:style-name="T3">Dynamic of abundance</text:span></text:h>
      <text:p text:style-name="P2"><text:span text:style-name="T3">All </text:span><text:span text:style-name="T9">sites</text:span><text:span text:style-name="T3"> show different patterns of dynamics except one common peak of density in the 1998—1999. Linear trends were revealed in dynamics in 4 of 10 traced populations.</text:span></text:p>
      <text:h text:style-name="P13" text:outline-level="3"><text:span text:style-name="T3">Density dependence processes in dynamic</text:span></text:h>
      <text:p text:style-name="P2"><text:span text:style-name="T3"><text:s/>Significant signal of second order negative feedback was obtained from PCRF analysis in one </text:span><text:span text:style-name="T2">M. balthica</text:span><text:span text:style-name="T3"> population only. This population is associated with dense population of predatory snail that has been found previously (Aristov, Granovich, 2011). In some cases hardly explained negative feedbacks with longer lags (6-9 years) were revealed.</text:span></text:p>
      <text:h text:style-name="P13" text:outline-level="3"><text:span text:style-name="T3">Synchronous of population dynamic</text:span></text:h>
      <text:p text:style-name="P3"><text:span text:style-name="T3">No correlations between patterns of dynamics in traced populations and geographical distances between </text:span><text:span text:style-name="T9">sites</text:span><text:span text:style-name="T3"> were obtained. </text:span></text:p>
      <text:h text:style-name="P13" text:outline-level="3"><text:span text:style-name="T5">Synchronous of recruitment</text:span></text:h>
      <text:p text:style-name="P10"><text:span text:style-name="T9">R</text:span><text:span text:style-name="T5">ecruitment is a result of </text:span><text:span text:style-name="T9">three</text:span><text:span text:style-name="T5"> processes: larvae abundance in plankton, spatfall and </text:span><text:span text:style-name="T6">mortality in the first winter. We </text:span><text:span text:style-name="T7">consider this processes as a black box and anal</text:span><text:span text:style-name="T9">yze recruitment success as a result.</text:span><text:span text:style-name="T7"> </text:span></text:p>
      <text:p text:style-name="P10"><text:span text:style-name="T6"/></text:p>
      <text:h text:style-name="P11" text:outline-level="2"><text:span text:style-name="T6">Discussion</text:span></text:h>
      <text:p text:style-name="P9"><text:span text:style-name="T6"/></text:p>
      <text:h text:style-name="Heading_20_2" text:outline-level="2"><text:span text:style-name="T6">Acknowledgements</text:span></text:h>
      <text:p text:style-name="P7"><text:span text:style-name="T5">Research was supported by SPbSU research project No.1.38.253.2014</text:span></text:p>
      <text:h text:style-name="Heading_20_2" text:outline-level="2"><text:span text:style-name="T6">Literature</text:span></text:h>
      <text:p text:style-name="P7"><text:span text:style-name="T6">Bouma, 2001</text:span></text:p>
      <text:p text:style-name="P7"><text:span text:style-name="T6">Beukema, Dekker, Jansen, 2009</text:span></text:p>
      <text:p text:style-name="P7"><text:span text:style-name="T6">Cranford, Peer, Gordon, 1985</text:span></text:p>
      <text:p text:style-name="P7"><text:span text:style-name="T6">Ysebaert, Herman, 2002</text:span></text:p>
      <text:p text:style-name="P7"><text:span text:style-name="T3">Zar, 2010</text:span></text:p>
      <text:p text:style-name="P7"><text:span text:style-name="T3">Berryman, Turchin, 2001</text:span></text:p>
      <text:p text:style-name="P8"><text:span text:style-name="T9">Maximovich, Gerasimova, 19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a Nazarova</meta:initial-creator>
    <meta:creation-date>2014-07-30T23:06:38</meta:creation-date>
    <dc:date>2014-08-01T00:08:36</dc:date>
    <dc:creator>Sophia Nazarova</dc:creator>
    <meta:editing-duration>PT6H48M30S</meta:editing-duration>
    <meta:editing-cycles>4</meta:editing-cycles>
    <meta:generator>LibreOffice/3.6$Linux_X86_64 LibreOffice_project/360m1$Build-2</meta:generator>
    <meta:document-statistic meta:table-count="0" meta:image-count="0" meta:object-count="0" meta:page-count="2" meta:paragraph-count="32" meta:word-count="649" meta:character-count="4418" meta:non-whitespace-character-count="3791"/>
  </office:meta>
</office:document-meta>
</file>